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796cm"/>
    </style:style>
    <style:style style:name="co3" style:family="table-column">
      <style:table-column-properties fo:break-before="auto" style:column-width="9.567cm"/>
    </style:style>
    <style:style style:name="co4" style:family="table-column">
      <style:table-column-properties fo:break-before="auto" style:column-width="13.972cm"/>
    </style:style>
    <style:style style:name="co5" style:family="table-column">
      <style:table-column-properties fo:break-before="auto" style:column-width="5.4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9" table:default-cell-style-name="ce3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f#(Manufacturer Reference)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IPD200N15N3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infineon.com/dgdl/Infineon-IPD200N15N3%20G-DS-v02_07-EN.pdf?fileId=5546d4624fb7fef2014ff59238932dbf" xlink:type="simple">https://www.infineon.com/dgdl/Infineon-IPD200N15N3%20G-DS-v02_07-EN.pdf?fileId=5546d4624fb7fef2014ff59238932dbf</text:a></text:p>
          </table:table-cell>
          <table:table-cell table:style-name="ce2" office:value-type="string" calcext:value-type="string">
            <text:p>IPD200N15N3GATMA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IPD200N15N3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infineon.com/dgdl/Infineon-IPD200N15N3%20G-DS-v02_07-EN.pdf?fileId=5546d4624fb7fef2014ff59238932dbf" xlink:type="simple">https://www.infineon.com/dgdl/Infineon-IPD200N15N3%20G-DS-v02_07-EN.pdf?fileId=5546d4624fb7fef2014ff59238932dbf</text:a></text:p>
          </table:table-cell>
          <table:table-cell table:style-name="ce2" office:value-type="string" calcext:value-type="string">
            <text:p>IPD200N15N3GATMA1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AF/-2R20EA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AF/-2R20EA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s1</text:p>
          </table:table-cell>
          <table:table-cell table:style-name="ce2" office:value-type="string" calcext:value-type="string">
            <text:p>R_Small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s2</text:p>
          </table:table-cell>
          <table:table-cell table:style-name="ce2" office:value-type="string" calcext:value-type="string">
            <text:p>R_Small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s2</text:p>
          </table:table-cell>
          <table:table-cell table:style-name="ce2" office:value-type="string" calcext:value-type="string">
            <text:p>C_Small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s1</text:p>
          </table:table-cell>
          <table:table-cell table:style-name="ce2" office:value-type="string" calcext:value-type="string">
            <text:p>C_Small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_H1</text:p>
          </table:table-cell>
          <table:table-cell table:style-name="ce2" office:value-type="string" calcext:value-type="string">
            <text:p>STTH1002CB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st.com/resource/en/datasheet/stth1002c.pdf" xlink:type="simple">https://www.st.com/resource/en/datasheet/stth1002c.pdf</text:a></text:p>
          </table:table-cell>
          <table:table-cell table:style-name="ce2" office:value-type="string" calcext:value-type="string">
            <text:p>STTH1002CB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_L1</text:p>
          </table:table-cell>
          <table:table-cell table:style-name="ce2" office:value-type="string" calcext:value-type="string">
            <text:p>STTH1002CB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st.com/resource/en/datasheet/stth1002c.pdf" xlink:type="simple">https://www.st.com/resource/en/datasheet/stth1002c.pdf</text:a></text:p>
          </table:table-cell>
          <table:table-cell table:style-name="ce2" office:value-type="string" calcext:value-type="string">
            <text:p>STTH1002CB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ACS712xLCTR-20A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string" calcext:value-type="string">
            <text:p><text:a xlink:href="http://www.allegromicro.com/~/media/Files/Datasheets/ACS712-Datasheet.ashx?la=en" xlink:type="simple">http://www.allegromicro.com/~/media/Files/Datasheets/ACS712-Datasheet.ashx?la=en</text:a></text:p>
          </table:table-cell>
          <table:table-cell table:style-name="ce2" office:value-type="string" calcext:value-type="string">
            <text:p>ACS712ELCTR-20A-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885382207004" calcext:value-type="float">
            <text:p>885382207004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STPS0520Z</text:p>
          </table:table-cell>
          <table:table-cell table:style-name="ce2" office:value-type="string" calcext:value-type="string">
            <text:p>Diode_SMD:D_SOD-123</text:p>
          </table:table-cell>
          <table:table-cell table:style-name="ce2" office:value-type="string" calcext:value-type="string">
            <text:p><text:a xlink:href="https://www.st.com/resource/en/datasheet/stps0520z.pdf" xlink:type="simple">https://www.st.com/resource/en/datasheet/stps0520z.pdf</text:a></text:p>
          </table:table-cell>
          <table:table-cell table:style-name="ce2" office:value-type="string" calcext:value-type="string">
            <text:p>STPS0520Z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STPS0520Z</text:p>
          </table:table-cell>
          <table:table-cell table:style-name="ce2" office:value-type="string" calcext:value-type="string">
            <text:p>Diode_SMD:D_SOD-123</text:p>
          </table:table-cell>
          <table:table-cell table:style-name="ce2" office:value-type="string" calcext:value-type="string">
            <text:p><text:a xlink:href="https://www.st.com/resource/en/datasheet/stps0520z.pdf" xlink:type="simple">https://www.st.com/resource/en/datasheet/stps0520z.pdf</text:a></text:p>
          </table:table-cell>
          <table:table-cell table:style-name="ce2" office:value-type="string" calcext:value-type="string">
            <text:p>STPS0520Z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/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PC104KAT1A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47uH</text:p>
          </table:table-cell>
          <table:table-cell table:style-name="ce2" office:value-type="string" calcext:value-type="string">
            <text:p>Footprints:WE-HCF-2013</text:p>
          </table:table-cell>
          <table:table-cell table:style-name="ce2" office:value-type="string" calcext:value-type="string">
            <text:p><text:a xlink:href="https://www.we-online.com/catalog/datasheet/7443634700.pdf" xlink:type="simple">https://www.we-online.com/catalog/datasheet/7443634700.pdf</text:a></text:p>
          </table:table-cell>
          <table:table-cell table:style-name="ce2" office:value-type="float" office:value="7443634700" calcext:value-type="float">
            <text:p>744363470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885382207004" calcext:value-type="float">
            <text:p>885382207004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47uH</text:p>
          </table:table-cell>
          <table:table-cell table:style-name="ce2" office:value-type="string" calcext:value-type="string">
            <text:p>Footprints:WE-HCF-2013</text:p>
          </table:table-cell>
          <table:table-cell table:style-name="ce2" office:value-type="string" calcext:value-type="string">
            <text:p><text:a xlink:href="https://www.we-online.com/catalog/datasheet/7443634700.pdf" xlink:type="simple">https://www.we-online.com/catalog/datasheet/7443634700.pdf</text:a></text:p>
          </table:table-cell>
          <table:table-cell table:style-name="ce2" office:value-type="float" office:value="7443634700" calcext:value-type="float">
            <text:p>744363470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0R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0R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float" office:value="885382207004" calcext:value-type="float">
            <text:p>885382207004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ACS730xLCTR-20AB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string" calcext:value-type="string">
            <text:p><text:a xlink:href="http://www.allegromicro.com/~/media/Files/Datasheets/ACS730-Datasheet.ashx?la=en" xlink:type="simple">http://www.allegromicro.com/~/media/Files/Datasheets/ACS730-Datasheet.ashx?la=en</text:a></text:p>
          </table:table-cell>
          <table:table-cell table:style-name="ce2" office:value-type="string" calcext:value-type="string">
            <text:p>ACS730KLCTR-20AB-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2" office:value-type="string" calcext:value-type="string">
            <text:p>15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PCF-W0805LF-03-1503-B-P-L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v3</text:p>
          </table:table-cell>
          <table:table-cell table:style-name="ce2" office:value-type="string" calcext:value-type="string">
            <text:p>15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PCF-W0805LF-03-1503-B-P-L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v4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TNPW0805470RDEE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v2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TNPW0805470RDEE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v6</text:p>
          </table:table-cell>
          <table:table-cell table:style-name="ce2" office:value-type="string" calcext:value-type="string">
            <text:p>5.6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/>
          <table:table-cell table:style-name="ce2" office:value-type="string" calcext:value-type="string">
            <text:p>ERA-6AEB562V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v5</text:p>
          </table:table-cell>
          <table:table-cell table:style-name="ce2" office:value-type="string" calcext:value-type="string">
            <text:p>33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G2012P-334-B-T5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0R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PC104KAT1A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STPS0520Z</text:p>
          </table:table-cell>
          <table:table-cell table:style-name="ce2" office:value-type="string" calcext:value-type="string">
            <text:p>Diode_SMD:D_SOD-123</text:p>
          </table:table-cell>
          <table:table-cell table:style-name="ce2" office:value-type="string" calcext:value-type="string">
            <text:p><text:a xlink:href="https://www.st.com/resource/en/datasheet/stps0520z.pdf" xlink:type="simple">https://www.st.com/resource/en/datasheet/stps0520z.pdf</text:a></text:p>
          </table:table-cell>
          <table:table-cell table:style-name="ce2" office:value-type="string" calcext:value-type="string">
            <text:p>STPS0520Z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_L2</text:p>
          </table:table-cell>
          <table:table-cell table:style-name="ce2" office:value-type="string" calcext:value-type="string">
            <text:p>STTH1002CB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st.com/resource/en/datasheet/stth1002c.pdf" xlink:type="simple">https://www.st.com/resource/en/datasheet/stth1002c.pdf</text:a></text:p>
          </table:table-cell>
          <table:table-cell table:style-name="ce2" office:value-type="string" calcext:value-type="string">
            <text:p>STTH1002CB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_H2</text:p>
          </table:table-cell>
          <table:table-cell table:style-name="ce2" office:value-type="string" calcext:value-type="string">
            <text:p>STTH1002CB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st.com/resource/en/datasheet/stth1002c.pdf" xlink:type="simple">https://www.st.com/resource/en/datasheet/stth1002c.pdf</text:a></text:p>
          </table:table-cell>
          <table:table-cell table:style-name="ce2" office:value-type="string" calcext:value-type="string">
            <text:p>STTH1002CB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s3</text:p>
          </table:table-cell>
          <table:table-cell table:style-name="ce2" office:value-type="string" calcext:value-type="string">
            <text:p>C_Small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s4</text:p>
          </table:table-cell>
          <table:table-cell table:style-name="ce2" office:value-type="string" calcext:value-type="string">
            <text:p>C_Small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s4</text:p>
          </table:table-cell>
          <table:table-cell table:style-name="ce2" office:value-type="string" calcext:value-type="string">
            <text:p>R_Small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s3</text:p>
          </table:table-cell>
          <table:table-cell table:style-name="ce2" office:value-type="string" calcext:value-type="string">
            <text:p>R_Small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AF/-2R20EAS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IPD200N15N3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infineon.com/dgdl/Infineon-IPD200N15N3%20G-DS-v02_07-EN.pdf?fileId=5546d4624fb7fef2014ff59238932dbf" xlink:type="simple">https://www.infineon.com/dgdl/Infineon-IPD200N15N3%20G-DS-v02_07-EN.pdf?fileId=5546d4624fb7fef2014ff59238932dbf</text:a></text:p>
          </table:table-cell>
          <table:table-cell table:style-name="ce2" office:value-type="string" calcext:value-type="string">
            <text:p>IPD200N15N3GATMA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IPD200N15N3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infineon.com/dgdl/Infineon-IPD200N15N3%20G-DS-v02_07-EN.pdf?fileId=5546d4624fb7fef2014ff59238932dbf" xlink:type="simple">https://www.infineon.com/dgdl/Infineon-IPD200N15N3%20G-DS-v02_07-EN.pdf?fileId=5546d4624fb7fef2014ff59238932dbf</text:a></text:p>
          </table:table-cell>
          <table:table-cell table:style-name="ce2" office:value-type="string" calcext:value-type="string">
            <text:p>IPD200N15N3GATMA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2604-1102</text:p>
          </table:table-cell>
          <table:table-cell table:style-name="ce2" office:value-type="string" calcext:value-type="string">
            <text:p>Footprints:WAGO-2604-1102</text:p>
          </table:table-cell>
          <table:table-cell table:style-name="ce2" office:value-type="string" calcext:value-type="string">
            <text:p><text:a xlink:href="https://www.wago.com/fr/connexion-de-circuits-imprimés/borne-pour-circuits-imprimés/p/2604-1102" xlink:type="simple">https://www.wago.com/fr/connexion-de-circuits-imprim%C3%A9s/borne-pour-circuits-imprim%C3%A9s/p/2604-1102</text:a></text:p>
          </table:table-cell>
          <table:table-cell table:style-name="ce2" office:value-type="string" calcext:value-type="string">
            <text:p>2604-1102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2604-1102</text:p>
          </table:table-cell>
          <table:table-cell table:style-name="ce2" office:value-type="string" calcext:value-type="string">
            <text:p>Footprints:WAGO-2604-1102</text:p>
          </table:table-cell>
          <table:table-cell table:style-name="ce2" office:value-type="string" calcext:value-type="string">
            <text:p><text:a xlink:href="https://www.wago.com/fr/connexion-de-circuits-imprimés/borne-pour-circuits-imprimés/p/2604-1102" xlink:type="simple">https://www.wago.com/fr/connexion-de-circuits-imprim%C3%A9s/borne-pour-circuits-imprim%C3%A9s/p/2604-1102</text:a></text:p>
          </table:table-cell>
          <table:table-cell table:style-name="ce2" office:value-type="string" calcext:value-type="string">
            <text:p>2604-1102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bleed1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MP0805-FX-1004EL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bleed2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MP0805-FX-1004EL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float" office:value="2.2" calcext:value-type="float">
            <text:p>2,2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AF/-2R20EA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6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K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STPS0520Z</text:p>
          </table:table-cell>
          <table:table-cell table:style-name="ce2" office:value-type="string" calcext:value-type="string">
            <text:p>Diode_SMD:D_SOD-123</text:p>
          </table:table-cell>
          <table:table-cell table:style-name="ce2" office:value-type="string" calcext:value-type="string">
            <text:p><text:a xlink:href="https://www.st.com/resource/en/datasheet/stps0520z.pdf" xlink:type="simple">https://www.st.com/resource/en/datasheet/stps0520z.pdf</text:a></text:p>
          </table:table-cell>
          <table:table-cell table:style-name="ce2" office:value-type="string" calcext:value-type="string">
            <text:p>STPS0520Z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0R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5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7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1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4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6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Capacitor_SMD:C_1210_3225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12101C475K4Z2A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ACS730xLCTR-20AB</text:p>
          </table:table-cell>
          <table:table-cell table:style-name="ce2" office:value-type="string" calcext:value-type="string">
            <text:p>Package_SO:SOIC-8_3.9x4.9mm_P1.27mm</text:p>
          </table:table-cell>
          <table:table-cell table:style-name="ce2" office:value-type="string" calcext:value-type="string">
            <text:p><text:a xlink:href="http://www.allegromicro.com/~/media/Files/Datasheets/ACS730-Datasheet.ashx?la=en" xlink:type="simple">http://www.allegromicro.com/~/media/Files/Datasheets/ACS730-Datasheet.ashx?la=en</text:a></text:p>
          </table:table-cell>
          <table:table-cell table:style-name="ce2" office:value-type="string" calcext:value-type="string">
            <text:p>ACS730KLCTR-20AB-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HS1</text:p>
          </table:table-cell>
          <table:table-cell table:style-name="ce2" office:value-type="string" calcext:value-type="string">
            <text:p>Heatsink_Pad</text:p>
          </table:table-cell>
          <table:table-cell table:style-name="ce2" office:value-type="string" calcext:value-type="string">
            <text:p>Footprints:custom_heatsink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3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4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8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0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1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3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9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0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1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2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3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4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5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6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7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8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31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9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8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5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2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6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AMC1100DUB</text:p>
          </table:table-cell>
          <table:table-cell table:style-name="ce2" office:value-type="string" calcext:value-type="string">
            <text:p>Footprints:SOP-8_6.62x9.15mm_P2.54mm</text:p>
          </table:table-cell>
          <table:table-cell table:style-name="ce2" office:value-type="string" calcext:value-type="string">
            <text:p><text:a xlink:href="https://www.ti.com/lit/ds/symlink/amc1100.pdf?ts=1622519237932&amp;ref_url=https%253A%252F%252Fwww.google.com%252F" xlink:type="simple">https://www.ti.com/lit/ds/symlink/amc1100.pdf?ts=1622519237932&amp;ref_url=https%253A%252F%252Fwww.google.com%252F</text:a></text:p>
          </table:table-cell>
          <table:table-cell table:style-name="ce2" office:value-type="string" calcext:value-type="string">
            <text:p>AMC1100DUB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AMC1100DUB</text:p>
          </table:table-cell>
          <table:table-cell table:style-name="ce2" office:value-type="string" calcext:value-type="string">
            <text:p>Footprints:SOP-8_6.62x9.15mm_P2.54mm</text:p>
          </table:table-cell>
          <table:table-cell table:style-name="ce2" office:value-type="string" calcext:value-type="string">
            <text:p><text:a xlink:href="https://www.ti.com/lit/ds/symlink/amc1100.pdf?ts=1622519237932&amp;ref_url=https%253A%252F%252Fwww.google.com%252F" xlink:type="simple">https://www.ti.com/lit/ds/symlink/amc1100.pdf?ts=1622519237932&amp;ref_url=https%253A%252F%252Fwww.google.com%252F</text:a></text:p>
          </table:table-cell>
          <table:table-cell table:style-name="ce2" office:value-type="string" calcext:value-type="string">
            <text:p>AMC1100DUB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27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27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27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27K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OPA316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string" calcext:value-type="string">
            <text:p><text:a xlink:href="https://www.ti.com/lit/ds/symlink/opa316.pdf?ts=1622530692356&amp;ref_url=https%253A%252F%252Fwww.ti.com%252Fproduct%252FOPA316" xlink:type="simple">https://www.ti.com/lit/ds/symlink/opa316.pdf?ts=1622530692356&amp;ref_url=https%253A%252F%252Fwww.ti.com%252Fproduct%252FOPA316</text:a></text:p>
          </table:table-cell>
          <table:table-cell table:style-name="ce2" office:value-type="string" calcext:value-type="string">
            <text:p>OPA316IDCK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2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8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2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27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27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27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27K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OPA316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string" calcext:value-type="string">
            <text:p><text:a xlink:href="https://www.ti.com/lit/ds/symlink/opa316.pdf?ts=1622530692356&amp;ref_url=https%253A%252F%252Fwww.ti.com%252Fproduct%252FOPA316" xlink:type="simple">https://www.ti.com/lit/ds/symlink/opa316.pdf?ts=1622530692356&amp;ref_url=https%253A%252F%252Fwww.ti.com%252Fproduct%252FOPA316</text:a></text:p>
          </table:table-cell>
          <table:table-cell table:style-name="ce2" office:value-type="string" calcext:value-type="string">
            <text:p>OPA316IDCK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2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2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5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27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27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27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27K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9</text:p>
          </table:table-cell>
          <table:table-cell table:style-name="ce2" office:value-type="string" calcext:value-type="string">
            <text:p>OPA316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string" calcext:value-type="string">
            <text:p><text:a xlink:href="https://www.ti.com/lit/ds/symlink/opa316.pdf?ts=1622530692356&amp;ref_url=https%253A%252F%252Fwww.ti.com%252Fproduct%252FOPA316" xlink:type="simple">https://www.ti.com/lit/ds/symlink/opa316.pdf?ts=1622530692356&amp;ref_url=https%253A%252F%252Fwww.ti.com%252Fproduct%252FOPA316</text:a></text:p>
          </table:table-cell>
          <table:table-cell table:style-name="ce2" office:value-type="string" calcext:value-type="string">
            <text:p>OPA316IDCK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2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string" calcext:value-type="string">
            <text:p>1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RC0805FR-0712K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9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6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32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OPA316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string" calcext:value-type="string">
            <text:p><text:a xlink:href="https://www.ti.com/lit/ds/symlink/opa316.pdf?ts=1622530692356&amp;ref_url=https%253A%252F%252Fwww.ti.com%252Fproduct%252FOPA316" xlink:type="simple">https://www.ti.com/lit/ds/symlink/opa316.pdf?ts=1622530692356&amp;ref_url=https%253A%252F%252Fwww.ti.com%252Fproduct%252FOPA316</text:a></text:p>
          </table:table-cell>
          <table:table-cell table:style-name="ce2" office:value-type="string" calcext:value-type="string">
            <text:p>OPA316IDCK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13</text:p>
          </table:table-cell>
          <table:table-cell table:style-name="ce2" office:value-type="string" calcext:value-type="string">
            <text:p>OPA316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string" calcext:value-type="string">
            <text:p><text:a xlink:href="https://www.ti.com/lit/ds/symlink/opa316.pdf?ts=1622530692356&amp;ref_url=https%253A%252F%252Fwww.ti.com%252Fproduct%252FOPA316" xlink:type="simple">https://www.ti.com/lit/ds/symlink/opa316.pdf?ts=1622530692356&amp;ref_url=https%253A%252F%252Fwww.ti.com%252Fproduct%252FOPA316</text:a></text:p>
          </table:table-cell>
          <table:table-cell table:style-name="ce2" office:value-type="string" calcext:value-type="string">
            <text:p>OPA316IDCK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ERJ6RED2003V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ERJ6RED2003V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2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ERJ6RED2003V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2" office:value-type="string" calcext:value-type="string">
            <text:p>8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-FX-8202EL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9</text:p>
          </table:table-cell>
          <table:table-cell table:style-name="ce2" office:value-type="string" calcext:value-type="string">
            <text:p>8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-FX-8202EL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30</text:p>
          </table:table-cell>
          <table:table-cell table:style-name="ce2" office:value-type="string" calcext:value-type="string">
            <text:p>8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-FX-8202ELF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U12</text:p>
          </table:table-cell>
          <table:table-cell table:style-name="ce2" office:value-type="string" calcext:value-type="string">
            <text:p>OPA316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string" calcext:value-type="string">
            <text:p><text:a xlink:href="https://www.ti.com/lit/ds/symlink/opa316.pdf?ts=1622530692356&amp;ref_url=https%253A%252F%252Fwww.ti.com%252Fproduct%252FOPA316" xlink:type="simple">https://www.ti.com/lit/ds/symlink/opa316.pdf?ts=1622530692356&amp;ref_url=https%253A%252F%252Fwww.ti.com%252Fproduct%252FOPA316</text:a></text:p>
          </table:table-cell>
          <table:table-cell table:style-name="ce2" office:value-type="string" calcext:value-type="string">
            <text:p>OPA316IDCKT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ERJ6RED2003V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7</text:p>
          </table:table-cell>
          <table:table-cell table:style-name="ce2" office:value-type="string" calcext:value-type="string">
            <text:p>8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-FX-8202EL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6</text:p>
          </table:table-cell>
          <table:table-cell table:style-name="ce2" office:value-type="string" calcext:value-type="string">
            <text:p>8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-FX-8202EL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82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R0805-FX-8202EL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ERJ6RED2003V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R21</text:p>
          </table:table-cell>
          <table:table-cell table:style-name="ce2" office:value-type="string" calcext:value-type="string">
            <text:p>200k</text:p>
          </table:table-cell>
          <table:table-cell table:style-name="ce2" office:value-type="string" calcext:value-type="string">
            <text:p>Resistor_SMD:R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ERJ6RED2003V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Nano2 fuse holder</text:p>
          </table:table-cell>
          <table:table-cell table:style-name="ce2" office:value-type="string" calcext:value-type="string">
            <text:p>Footprints:Fuse_holder_omni_blok</text:p>
          </table:table-cell>
          <table:table-cell table:style-name="ce2" office:value-type="string" calcext:value-type="string">
            <text:p><text:a xlink:href="https://www.littelfuse.com/~/media/electronics/datasheets/fuses/littelfuse_fuse_154_154t_154l_154tl_datasheet.pdf.pdf" xlink:type="simple">https://www.littelfuse.com/~/media/electronics/datasheets/fuses/littelfuse_fuse_154_154t_154l_154tl_datasheet.pdf.pdf</text:a></text:p>
          </table:table-cell>
          <table:table-cell table:style-name="ce2" office:value-type="string" calcext:value-type="string">
            <text:p>0154008.DR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Nano2 fuse holder</text:p>
          </table:table-cell>
          <table:table-cell table:style-name="ce2" office:value-type="string" calcext:value-type="string">
            <text:p>Footprints:Fuse_holder_omni_blok</text:p>
          </table:table-cell>
          <table:table-cell table:style-name="ce2" office:value-type="string" calcext:value-type="string">
            <text:p><text:a xlink:href="https://www.littelfuse.com/~/media/electronics/datasheets/fuses/littelfuse_fuse_154_154t_154l_154tl_datasheet.pdf.pdf" xlink:type="simple">https://www.littelfuse.com/~/media/electronics/datasheets/fuses/littelfuse_fuse_154_154t_154l_154tl_datasheet.pdf.pdf</text:a></text:p>
          </table:table-cell>
          <table:table-cell table:style-name="ce2" office:value-type="string" calcext:value-type="string">
            <text:p>0154008.DR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Nano2 fuse holder</text:p>
          </table:table-cell>
          <table:table-cell table:style-name="ce2" office:value-type="string" calcext:value-type="string">
            <text:p>Footprints:Fuse_holder_omni_blok</text:p>
          </table:table-cell>
          <table:table-cell table:style-name="ce2" office:value-type="string" calcext:value-type="string">
            <text:p><text:a xlink:href="https://www.littelfuse.com/~/media/electronics/datasheets/fuses/littelfuse_fuse_154_154t_154l_154tl_datasheet.pdf.pdf" xlink:type="simple">https://www.littelfuse.com/~/media/electronics/datasheets/fuses/littelfuse_fuse_154_154t_154l_154tl_datasheet.pdf.pdf</text:a></text:p>
          </table:table-cell>
          <table:table-cell table:style-name="ce2" office:value-type="string" calcext:value-type="string">
            <text:p>0154008.DRL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IPD200N15N3</text:p>
          </table:table-cell>
          <table:table-cell table:style-name="ce2" office:value-type="string" calcext:value-type="string">
            <text:p>Package_TO_SOT_SMD:TO-252-2</text:p>
          </table:table-cell>
          <table:table-cell table:style-name="ce2" office:value-type="string" calcext:value-type="string">
            <text:p><text:a xlink:href="https://www.infineon.com/dgdl/Infineon-IPD200N15N3%20G-DS-v02_07-EN.pdf?fileId=5546d4624fb7fef2014ff59238932dbf" xlink:type="simple">https://www.infineon.com/dgdl/Infineon-IPD200N15N3%20G-DS-v02_07-EN.pdf?fileId=5546d4624fb7fef2014ff59238932dbf</text:a></text:p>
          </table:table-cell>
          <table:table-cell table:style-name="ce2" office:value-type="string" calcext:value-type="string">
            <text:p>IPD200N15N3GATMA1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AMC1311</text:p>
          </table:table-cell>
          <table:table-cell table:style-name="ce2" office:value-type="string" calcext:value-type="string">
            <text:p>Footprints:SOIC-8_7.5x5.85mm_P1.27mm</text:p>
          </table:table-cell>
          <table:table-cell table:style-name="ce2" office:value-type="string" calcext:value-type="string">
            <text:p><text:a xlink:href="http://ti.com/lit/ds/symlink/amc1311.pdf?ts=1622554434410&amp;ref_url=https%253A%252F%252Fwww.ti.com%252Fproduct%252FAMC1311%253Futm_source%253Dgoogle%2526utm_medium%253Dcpc%2526utm_campaign%253Dasc-dc-null-prodfolderdynamic-cpc-pf-google-wwe%2526utm_content%253Dpro" xlink:type="simple">ti.com/lit/ds/symlink/amc1311.pdf?ts=1622554434410&amp;ref_url=https%253A%252F%252Fwww.ti.com%252Fproduct%252FAMC1311%253Futm_source%253Dgoogle%2526utm_medium%253Dcpc%2526utm_campaign%253Dasc-dc-null-prodfolderdynamic-cpc-pf-google-wwe%2526utm_content%253Dpro</text:a></text:p>
          </table:table-cell>
          <table:table-cell table:style-name="ce2" office:value-type="string" calcext:value-type="string">
            <text:p>AMC1311DWVR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2604-1102</text:p>
          </table:table-cell>
          <table:table-cell table:style-name="ce2" office:value-type="string" calcext:value-type="string">
            <text:p>Footprints:WAGO-2604-1102</text:p>
          </table:table-cell>
          <table:table-cell table:style-name="ce2" office:value-type="string" calcext:value-type="string">
            <text:p><text:a xlink:href="https://www.wago.com/fr/connexion-de-circuits-imprimés/borne-pour-circuits-imprimés/p/2604-1102" xlink:type="simple">https://www.wago.com/fr/connexion-de-circuits-imprim%C3%A9s/borne-pour-circuits-imprim%C3%A9s/p/2604-1102</text:a></text:p>
          </table:table-cell>
          <table:table-cell table:style-name="ce2" office:value-type="string" calcext:value-type="string">
            <text:p>2604-1102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2604-1102</text:p>
          </table:table-cell>
          <table:table-cell table:style-name="ce2" office:value-type="string" calcext:value-type="string">
            <text:p>Footprints:WAGO-2604-1102</text:p>
          </table:table-cell>
          <table:table-cell table:style-name="ce2" office:value-type="string" calcext:value-type="string">
            <text:p><text:a xlink:href="https://www.wago.com/fr/connexion-de-circuits-imprimés/borne-pour-circuits-imprimés/p/2604-1102" xlink:type="simple">https://www.wago.com/fr/connexion-de-circuits-imprim%C3%A9s/borne-pour-circuits-imprim%C3%A9s/p/2604-1102</text:a></text:p>
          </table:table-cell>
          <table:table-cell table:style-name="ce2" office:value-type="string" calcext:value-type="string">
            <text:p>2604-1102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30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33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34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Conn_01x01</text:p>
          </table:table-cell>
          <table:table-cell table:style-name="ce2" office:value-type="string" calcext:value-type="string">
            <text:p>Footprints:0906_millmax</text:p>
          </table:table-cell>
          <table:table-cell table:style-name="ce2" office:value-type="string" calcext:value-type="string">
            <text:p><text:a xlink:href="https://www.mill-max.com/products/pin/0906/0906-0-15-20-76-14-11-0?s_term=0906-0-15-20-76-14-11-0&amp;s_type=Quick%2FProduct%2FPart+Number+Search" xlink:type="simple">https://www.mill-max.com/products/pin/0906/0906-0-15-20-76-14-11-0?s_term=0906-0-15-20-76-14-11-0&amp;s_type=Quick%2FProduct%2FPart+Number+Search</text:a></text:p>
          </table:table-cell>
          <table:table-cell table:style-name="ce2" office:value-type="string" calcext:value-type="string">
            <text:p>0906-0-15-20-76-14-11-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1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2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MountingHole</text:p>
          </table:table-cell>
          <table:table-cell table:style-name="ce2" office:value-type="string" calcext:value-type="string">
            <text:p>Footprints:mounting_holes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Nano2 fuse holder</text:p>
          </table:table-cell>
          <table:table-cell table:style-name="ce2" office:value-type="string" calcext:value-type="string">
            <text:p>Footprints:Fuse_holder_omni_blok</text:p>
          </table:table-cell>
          <table:table-cell table:style-name="ce2" office:value-type="string" calcext:value-type="string">
            <text:p><text:a xlink:href="https://www.littelfuse.com/~/media/electronics/datasheets/fuses/littelfuse_fuse_154_154t_154l_154tl_datasheet.pdf.pdf" xlink:type="simple">https://www.littelfuse.com/~/media/electronics/datasheets/fuses/littelfuse_fuse_154_154t_154l_154tl_datasheet.pdf.pdf</text:a></text:p>
          </table:table-cell>
          <table:table-cell table:style-name="ce2" office:value-type="string" calcext:value-type="string">
            <text:p>0154008.DRL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C38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acitor_SMD:C_0805_2012Metric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CC0805KRX7R9BB104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8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7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10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JP9</text:p>
          </table:table-cell>
          <table:table-cell table:style-name="ce2" office:value-type="string" calcext:value-type="string">
            <text:p>THJP0612AST</text:p>
          </table:table-cell>
          <table:table-cell table:style-name="ce2" office:value-type="string" calcext:value-type="string">
            <text:p>Resistor_SMD:R_0612_1632Metric</text:p>
          </table:table-cell>
          <table:table-cell table:style-name="ce2" office:value-type="string" calcext:value-type="string">
            <text:p><text:a xlink:href="https://www.vishay.com/docs/60157/thjp.pdf" xlink:type="simple">https://www.vishay.com/docs/60157/thjp.pdf</text:a></text:p>
          </table:table-cell>
          <table:table-cell table:style-name="ce2" office:value-type="string" calcext:value-type="string">
            <text:p>THJP0612AST1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MountingHole_Pad</text:p>
          </table:table-cell>
          <table:table-cell table:style-name="ce2" office:value-type="string" calcext:value-type="string">
            <text:p>MountingHole:MountingHole_2.2mm_M2_ISO7380_Pad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MountingHole_Pad</text:p>
          </table:table-cell>
          <table:table-cell table:style-name="ce2" office:value-type="string" calcext:value-type="string">
            <text:p>MountingHole:MountingHole_2.2mm_M2_ISO7380_Pad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H4</text:p>
          </table:table-cell>
          <table:table-cell table:style-name="ce2" office:value-type="string" calcext:value-type="string">
            <text:p>MountingHole_Pad</text:p>
          </table:table-cell>
          <table:table-cell table:style-name="ce2" office:value-type="string" calcext:value-type="string">
            <text:p>MountingHole:MountingHole_2.2mm_M2_ISO7380_Pad</text:p>
          </table:table-cell>
          <table:table-cell table:style-name="ce2" office:value-type="string" calcext:value-type="string">
            <text:p>~</text:p>
          </table:table-cell>
          <table:table-cell table:style-name="ce2" office:value-type="string" calcext:value-type="string">
            <text:p>X</text:p>
          </table:table-cell>
          <table:table-cell table:number-columns-repeated="59"/>
        </table:table-row>
        <table:table-row table:style-name="ro1" table:number-rows-repeated="10484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20:53:18.3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06T21:03:30.736000000</dc:date>
    <meta:editing-duration>PT8M53S</meta:editing-duration>
    <meta:editing-cycles>3</meta:editing-cycles>
    <meta:generator>LibreOffice/6.4.6.2$Windows_X86_64 LibreOffice_project/0ce51a4fd21bff07a5c061082cc82c5ed232f115</meta:generator>
    <meta:document-statistic meta:table-count="1" meta:cell-count="853" meta:object-count="0"/>
  </office:meta>
</office:document-meta>
</file>